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235" officeooo:paragraph-rsid="001a2235"/>
    </style:style>
    <style:style style:name="P2" style:family="paragraph" style:parent-style-name="Standard">
      <style:text-properties officeooo:paragraph-rsid="001a2235"/>
    </style:style>
    <style:style style:name="P3" style:family="paragraph" style:parent-style-name="Standard">
      <style:text-properties officeooo:rsid="001ae186" officeooo:paragraph-rsid="001ae186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99"/>
    </style:style>
    <style:style style:name="T1" style:family="text">
      <style:text-properties officeooo:rsid="001a2235"/>
    </style:style>
    <style:style style:name="T2" style:family="text">
      <style:text-properties officeooo:rsid="001ae18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186" style:font-weight-asian="bold" style:font-weight-complex="bold"/>
    </style:style>
    <style:style style:name="T5" style:family="text">
      <style:text-properties fo:font-weight="bold" officeooo:rsid="001a2235" style:font-weight-asian="bold" style:font-weight-complex="bold"/>
    </style:style>
    <style:style style:name="gr1" style:family="graphic">
      <style:graphic-properties svg:stroke-width="0.0201in" draw:marker-start-width="0.1689in" draw:marker-end-width="0.1689in" draw:fill="none" draw:textarea-vertical-align="middle" draw:auto-grow-height="false" fo:min-height="1.1673in" fo:min-width="0.08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fill="none" draw:textarea-vertical-align="middle" draw:auto-grow-height="false" fo:min-height="4.0957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99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</text:p>
      <text:p text:style-name="P3">{</text:p>
      <text:p text:style-name="P1"><text:span text:style-name="T4">‘imageid’</text:span> : <text:span text:style-name="T2">Imageid1</text:span></text:p>
      <text:p text:style-name="P1"><draw:frame text:anchor-type="paragraph" draw:z-index="2" draw:name="Shape3" draw:style-name="gr3" draw:text-style-name="P5" svg:width="0.585in" svg:height="0.1925in" svg:x="3.0201in" svg:y="0.0173in"><draw:text-box><text:p>Findings</text:p></draw:text-box></draw:frame></text:p>
      <text:p text:style-name="P1"><draw:custom-shape text:anchor-type="paragraph" draw:z-index="1" draw:name="Shape2" draw:style-name="gr2" draw:text-style-name="P4" svg:width="0.2717in" svg:height="4.3213in" draw:transform="rotate (1.5707963267949) translate (1.11875in 0.377777777777778in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">‘mesh caption’</text:span> : ‘normal’</text:p>
      <text:p text:style-name="P1"/>
      <text:p text:style-name="P2"><text:span text:style-name="T5">‘text report’ </text:span><text:span text:style-name="T1">: [</text:span>'both lungs are clear and expanded . heart and mediastinum normal .' , <text:s/></text:p>
      <text:p text:style-name="P2">'no active disease .'<text:span text:style-name="T1">]</text:span></text:p>
      <text:p text:style-name="P2"><draw:custom-shape text:anchor-type="paragraph" draw:z-index="0" draw:name="Shape1" draw:style-name="gr1" draw:text-style-name="P4" svg:width="0.226in" svg:height="1.2315in" draw:transform="rotate (1.5707963267949) translate (0.0243055555555556in 0.231944444444444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><draw:frame text:anchor-type="paragraph" draw:z-index="3" draw:name="Shape3" draw:style-name="gr3" draw:text-style-name="P5" svg:width="0.7996in" svg:height="0.1925in" svg:x="0.2362in" svg:y="0.0402in"><draw:text-box><text:p>Impression</text:p></draw:text-box></draw:frame>},</text:p>
      <text:p text:style-name="P1"/>
      <text:p text:style-name="P3">{</text:p>
      <text:p text:style-name="P1"><text:span text:style-name="T3">‘</text:span><text:span text:style-name="T4">imageid</text:span><text:span text:style-name="T3">’</text:span> : Imageid2</text:p>
      <text:p text:style-name="P1"/>
      <text:p text:style-name="P2"><text:span text:style-name="T5">‘mesh caption’</text:span><text:span text:style-name="T1"> : ‘</text:span>airspace disease lung lower lobe bilateral’</text:p>
      <text:p text:style-name="P2"/>
      <text:p text:style-name="P2"><text:span text:style-name="T3">‘</text:span><text:span text:style-name="T5">text report’</text:span><text:span text:style-name="T1"> : [‘</text:span>there is bilateral lower lung airspace disease . there are small to moderate sized bilateral pleural effusions , left greater than right . there is no pneumothorax . mediastinal silhouette normal . calcified left hilar lymph xxxx .' , 'small to moderate sized bilateral pleural effusions with adjacent infiltrate or atelectasis .'<text:span text:style-name="T1">]</text:span></text:p>
      <text:p text:style-name="P2"/>
      <text:p text:style-name="P1">},</text:p>
      <text:p text:style-name="P1">…. <text:span text:style-name="T2">]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20:07.744419288</meta:creation-date>
    <dc:date>2018-09-13T12:43:46.394374312</dc:date>
    <meta:editing-duration>PT16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101" meta:character-count="597" meta:non-whitespace-character-count="507"/>
  </office:meta>
</office:document-meta>
</file>